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23e9" officeooo:paragraph-rsid="000823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nctionnalites :</text:p>
      <text:p text:style-name="P1">- Lister par service : prix de revient , prix de vente , benefice</text:p>
      <text:p text:style-name="P1">- Modification taux de marge beneficiaire par services</text:p>
      <text:p text:style-name="P1"/>
      <text:p text:style-name="P1">Creer : </text:p>
      <text:p text:style-name="P1">- Controller_PrixService{</text:p>
      <text:p text:style-name="P1"><text:tab/>doGet : - appel fonction getAll_PrixService()  dans M_Service{</text:p>
      <text:p text:style-name="P1"><text:tab/><text:tab/></text:p>
      <text:p text:style-name="P1"><text:tab/><text:tab/>- Getter tous les services</text:p>
      <text:p text:style-name="P1"><text:tab/><text:tab/>- Class PrixService (Service,prixvente,prixRevient,benefice)</text:p>
      <text:p text:style-name="P1"><text:tab/><text:tab/>- fonction prixService() : permet d’avoir le benefice par service</text:p>
      <text:p text:style-name="P1"><text:tab/><text:tab/><text:tab/>- fonction revientSalarial() et revientMateriel() selon services ()</text:p>
      <text:p text:style-name="P1"><text:tab/>}</text:p>
      <text:p text:style-name="P1">}</text:p>
      <text:p text:style-name="P1"/>
      <text:p text:style-name="P1">- Controller_ModifTaux{</text:p>
      <text:p text:style-name="P1"><text:tab/>- doGet : recuperer idservice</text:p>
      <text:p text:style-name="P1"><text:tab/>- doPost : appel fonction modifTaux(Service) dans M_service()</text:p>
      <text:p text:style-name="P1"><text:tab/><text:tab/>- DAO_Service : fonction qui permet de créer un scrpit pour modifier le marge beneficiaire selon service</text:p>
      <text:p text:style-name="P1">}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9:26:05.835196024</meta:creation-date>
    <dc:date>2023-01-25T19:42:37.645431240</dc:date>
    <meta:editing-duration>PT27S</meta:editing-duration>
    <meta:editing-cycles>1</meta:editing-cycles>
    <meta:document-statistic meta:table-count="0" meta:image-count="0" meta:object-count="0" meta:page-count="1" meta:paragraph-count="18" meta:word-count="98" meta:character-count="686" meta:non-whitespace-character-count="586"/>
    <meta:generator>LibreOffice/7.3.7.2$Linux_X86_64 LibreOffice_project/30$Build-2</meta:generator>
  </office:meta>
</office:document-meta>
</file>